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a17" officeooo:paragraph-rsid="00051a17"/>
    </style:style>
    <style:style style:name="T1" style:family="text">
      <style:text-properties officeooo:rsid="0006f3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<text:span text:style-name="T1">numero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8T18:33:17.344553962</meta:creation-date>
    <dc:date>2022-07-28T19:09:38.806642297</dc:date>
    <meta:editing-duration>PT54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1" meta:word-count="3" meta:character-count="13" meta:non-whitespace-character-count="11"/>
  </office:meta>
</office:document-meta>
</file>